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000000" loext:decorative="false"/>
    </style:style>
    <style:style style:name="gr5" style:family="graphic" style:parent-style-name="standard">
      <style:graphic-properties draw:stroke="none" draw:fill="solid" draw:fill-color="#ffffff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000000" loext:opacity="100%" style:font-name="Times New Roman1" fo:font-size="20pt" fo:font-weight="bold" style:font-name-asian="Times New Roman1" style:font-size-asian="20pt" style:font-weight-asian="bold" style:font-name-complex="Times New Roman1" style:font-size-complex="20pt" style:font-weight-complex="bold"/>
    </style:style>
    <style:style style:name="T2" style:family="text">
      <style:text-properties fo:color="#000000" loext:opacity="100%" style:font-name="Times New Roman1" fo:font-size="14.1000003814697pt" fo:font-weight="bold" style:font-name-asian="Times New Roman1" style:font-size-asian="14.1000003814697pt" style:font-weight-asian="bold" style:font-name-complex="Times New Roman1" style:font-size-complex="14.1000003814697pt" style:font-weight-complex="bold"/>
    </style:style>
    <style:style style:name="T3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4" style:family="text">
      <style:text-properties fo:color="#222222" loext:opacity="100%" style:font-name="Verdana1" fo:font-size="9.89999961853027pt" fo:font-weight="normal" style:font-name-asian="Verdana1" style:font-size-asian="9.89999961853027pt" style:font-weight-asian="normal" style:font-name-complex="Verdana1" style:font-size-complex="9.89999961853027pt" style:font-weight-complex="normal"/>
    </style:style>
    <style:style style:name="T5" style:family="text">
      <style:text-properties fo:color="#000000" loext:opacity="100%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6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551cm" svg:height="0.784cm" svg:x="7.317cm" svg:y="2.567cm">
          <draw:text-box>
            <text:p text:style-name="P1"><text:span text:style-name="T1">Project Design Phase </text:span></text:p>
          </draw:text-box>
        </draw:frame>
        <draw:frame draw:style-name="gr2" draw:text-style-name="P3" draw:layer="layout" svg:width="7.067cm" svg:height="0.547cm" svg:x="7.042cm" svg:y="3.708cm">
          <draw:text-box>
            <text:p text:style-name="P1"><text:span text:style-name="T2">Problem – Solution Fit Template </text:span></text:p>
          </draw:text-box>
        </draw:frame>
        <draw:frame draw:style-name="gr1" draw:text-style-name="P2" draw:layer="layout" svg:width="0.706cm" svg:height="0.784cm" svg:x="10.501cm" svg:y="4.6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844cm" svg:height="0.39cm" svg:x="2.74cm" svg:y="5.843cm">
          <draw:text-box>
            <text:p text:style-name="P1"><text:span text:style-name="T3">Date </text:span></text:p>
          </draw:text-box>
        </draw:frame>
        <draw:frame draw:style-name="gr3" draw:text-style-name="P4" draw:layer="layout" svg:width="2.191cm" svg:height="0.39cm" svg:x="10.692cm" svg:y="5.843cm">
          <draw:text-box>
            <text:p text:style-name="P1"><text:span text:style-name="T3">07 NOV 2025 </text:span></text:p>
          </draw:text-box>
        </draw:frame>
        <draw:polygon draw:style-name="gr4" draw:text-style-name="P5" draw:layer="layout" svg:width="0.017cm" svg:height="0.017cm" svg:x="2.54cm" svg:y="5.749cm" svg:viewBox="0 0 18 18" draw:points="0,18 18,18 18,0 0,0">
          <text:p/>
        </draw:polygon>
        <draw:polygon draw:style-name="gr4" draw:text-style-name="P5" draw:layer="layout" svg:width="0.017cm" svg:height="0.017cm" svg:x="2.54cm" svg:y="5.749cm" svg:viewBox="0 0 18 18" draw:points="0,18 18,18 18,0 0,0">
          <text:p/>
        </draw:polygon>
        <draw:polygon draw:style-name="gr4" draw:text-style-name="P5" draw:layer="layout" svg:width="7.935cm" svg:height="0.017cm" svg:x="2.557cm" svg:y="5.749cm" svg:viewBox="0 0 7936 18" draw:points="0,18 7936,18 7936,0 0,0">
          <text:p/>
        </draw:polygon>
        <draw:polygon draw:style-name="gr4" draw:text-style-name="P5" draw:layer="layout" svg:width="0.017cm" svg:height="0.017cm" svg:x="10.492cm" svg:y="5.749cm" svg:viewBox="0 0 18 18" draw:points="0,18 18,18 18,0 0,0">
          <text:p/>
        </draw:polygon>
        <draw:polygon draw:style-name="gr4" draw:text-style-name="P5" draw:layer="layout" svg:width="7.939cm" svg:height="0.017cm" svg:x="10.509cm" svg:y="5.749cm" svg:viewBox="0 0 7940 18" draw:points="0,18 7940,18 7940,0 0,0">
          <text:p/>
        </draw:polygon>
        <draw:polygon draw:style-name="gr4" draw:text-style-name="P5" draw:layer="layout" svg:width="0.017cm" svg:height="0.017cm" svg:x="18.448cm" svg:y="5.749cm" svg:viewBox="0 0 18 18" draw:points="0,18 18,18 18,0 0,0">
          <text:p/>
        </draw:polygon>
        <draw:polygon draw:style-name="gr4" draw:text-style-name="P5" draw:layer="layout" svg:width="0.017cm" svg:height="0.017cm" svg:x="18.448cm" svg:y="5.749cm" svg:viewBox="0 0 18 18" draw:points="0,18 18,18 18,0 0,0">
          <text:p/>
        </draw:polygon>
        <draw:polygon draw:style-name="gr4" draw:text-style-name="P5" draw:layer="layout" svg:width="0.017cm" svg:height="0.948cm" svg:x="2.54cm" svg:y="5.766cm" svg:viewBox="0 0 18 949" draw:points="0,949 18,949 18,0 0,0">
          <text:p/>
        </draw:polygon>
        <draw:polygon draw:style-name="gr4" draw:text-style-name="P5" draw:layer="layout" svg:width="0.017cm" svg:height="0.948cm" svg:x="10.492cm" svg:y="5.766cm" svg:viewBox="0 0 18 949" draw:points="0,949 18,949 18,0 0,0">
          <text:p/>
        </draw:polygon>
        <draw:polygon draw:style-name="gr4" draw:text-style-name="P5" draw:layer="layout" svg:width="0.017cm" svg:height="0.948cm" svg:x="18.448cm" svg:y="5.766cm" svg:viewBox="0 0 18 949" draw:points="0,949 18,949 18,0 0,0">
          <text:p/>
        </draw:polygon>
        <draw:frame draw:style-name="gr3" draw:text-style-name="P4" draw:layer="layout" svg:width="0.388cm" svg:height="0.39cm" svg:x="10.692cm" svg:y="6.31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3.515cm" svg:height="0.423cm" svg:x="10.691cm" svg:y="6.74cm" svg:viewBox="0 0 3516 424" draw:points="0,424 3516,424 3516,0 0,0">
          <text:p/>
        </draw:polygon>
        <draw:frame draw:style-name="gr3" draw:text-style-name="P4" draw:layer="layout" svg:width="1.399cm" svg:height="0.39cm" svg:x="2.74cm" svg:y="6.808cm">
          <draw:text-box>
            <text:p text:style-name="P1"><text:span text:style-name="T3">Team ID </text:span></text:p>
          </draw:text-box>
        </draw:frame>
        <draw:frame draw:style-name="gr6" draw:text-style-name="P7" draw:layer="layout" svg:width="3.511cm" svg:height="0.424cm" svg:x="10.692cm" svg:y="6.738cm">
          <draw:text-box>
            <text:p text:style-name="P1"><text:span text:style-name="T4">NM2025TMID07047</text:span></text:p>
          </draw:text-box>
        </draw:frame>
        <draw:polygon draw:style-name="gr4" draw:text-style-name="P5" draw:layer="layout" svg:width="0.017cm" svg:height="0.017cm" svg:x="2.54cm" svg:y="6.714cm" svg:viewBox="0 0 18 18" draw:points="0,18 18,18 18,0 0,0">
          <text:p/>
        </draw:polygon>
        <draw:polygon draw:style-name="gr4" draw:text-style-name="P5" draw:layer="layout" svg:width="7.935cm" svg:height="0.017cm" svg:x="2.557cm" svg:y="6.714cm" svg:viewBox="0 0 7936 18" draw:points="0,18 7936,18 7936,0 0,0">
          <text:p/>
        </draw:polygon>
        <draw:polygon draw:style-name="gr4" draw:text-style-name="P5" draw:layer="layout" svg:width="0.017cm" svg:height="0.017cm" svg:x="10.492cm" svg:y="6.714cm" svg:viewBox="0 0 18 18" draw:points="0,18 18,18 18,0 0,0">
          <text:p/>
        </draw:polygon>
        <draw:polygon draw:style-name="gr4" draw:text-style-name="P5" draw:layer="layout" svg:width="7.939cm" svg:height="0.017cm" svg:x="10.509cm" svg:y="6.714cm" svg:viewBox="0 0 7940 18" draw:points="0,18 7940,18 7940,0 0,0">
          <text:p/>
        </draw:polygon>
        <draw:polygon draw:style-name="gr4" draw:text-style-name="P5" draw:layer="layout" svg:width="0.017cm" svg:height="0.017cm" svg:x="18.448cm" svg:y="6.714cm" svg:viewBox="0 0 18 18" draw:points="0,18 18,18 18,0 0,0">
          <text:p/>
        </draw:polygon>
        <draw:polygon draw:style-name="gr4" draw:text-style-name="P5" draw:layer="layout" svg:width="0.017cm" svg:height="0.474cm" svg:x="2.54cm" svg:y="6.731cm" svg:viewBox="0 0 18 475" draw:points="0,475 18,475 18,0 0,0">
          <text:p/>
        </draw:polygon>
        <draw:polygon draw:style-name="gr4" draw:text-style-name="P5" draw:layer="layout" svg:width="0.017cm" svg:height="0.474cm" svg:x="10.492cm" svg:y="6.731cm" svg:viewBox="0 0 18 475" draw:points="0,475 18,475 18,0 0,0">
          <text:p/>
        </draw:polygon>
        <draw:polygon draw:style-name="gr4" draw:text-style-name="P5" draw:layer="layout" svg:width="0.017cm" svg:height="0.474cm" svg:x="18.448cm" svg:y="6.731cm" svg:viewBox="0 0 18 475" draw:points="0,475 18,475 18,0 0,0">
          <text:p/>
        </draw:polygon>
        <draw:frame draw:style-name="gr3" draw:text-style-name="P4" draw:layer="layout" svg:width="0.388cm" svg:height="0.39cm" svg:x="14.206cm" svg:y="6.79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25cm" svg:height="0.39cm" svg:x="2.74cm" svg:y="7.299cm">
          <draw:text-box>
            <text:p text:style-name="P1"><text:span text:style-name="T3">Project Name </text:span></text:p>
          </draw:text-box>
        </draw:frame>
        <draw:frame draw:style-name="gr3" draw:text-style-name="P4" draw:layer="layout" svg:width="4.667cm" svg:height="0.39cm" svg:x="10.692cm" svg:y="7.299cm">
          <draw:text-box>
            <text:p text:style-name="P1"><text:span text:style-name="T3">Garage Management System </text:span></text:p>
          </draw:text-box>
        </draw:frame>
        <draw:polygon draw:style-name="gr4" draw:text-style-name="P5" draw:layer="layout" svg:width="0.017cm" svg:height="0.017cm" svg:x="2.54cm" svg:y="7.205cm" svg:viewBox="0 0 18 18" draw:points="0,18 18,18 18,0 0,0">
          <text:p/>
        </draw:polygon>
        <draw:polygon draw:style-name="gr4" draw:text-style-name="P5" draw:layer="layout" svg:width="7.935cm" svg:height="0.017cm" svg:x="2.557cm" svg:y="7.205cm" svg:viewBox="0 0 7936 18" draw:points="0,18 7936,18 7936,0 0,0">
          <text:p/>
        </draw:polygon>
        <draw:polygon draw:style-name="gr4" draw:text-style-name="P5" draw:layer="layout" svg:width="0.017cm" svg:height="0.017cm" svg:x="10.492cm" svg:y="7.205cm" svg:viewBox="0 0 18 18" draw:points="0,18 18,18 18,0 0,0">
          <text:p/>
        </draw:polygon>
        <draw:polygon draw:style-name="gr4" draw:text-style-name="P5" draw:layer="layout" svg:width="7.939cm" svg:height="0.017cm" svg:x="10.509cm" svg:y="7.205cm" svg:viewBox="0 0 7940 18" draw:points="0,18 7940,18 7940,0 0,0">
          <text:p/>
        </draw:polygon>
        <draw:polygon draw:style-name="gr4" draw:text-style-name="P5" draw:layer="layout" svg:width="0.017cm" svg:height="0.017cm" svg:x="18.448cm" svg:y="7.205cm" svg:viewBox="0 0 18 18" draw:points="0,18 18,18 18,0 0,0">
          <text:p/>
        </draw:polygon>
        <draw:polygon draw:style-name="gr4" draw:text-style-name="P5" draw:layer="layout" svg:width="0.017cm" svg:height="0.949cm" svg:x="2.54cm" svg:y="7.222cm" svg:viewBox="0 0 18 950" draw:points="0,950 18,950 18,0 0,0">
          <text:p/>
        </draw:polygon>
        <draw:polygon draw:style-name="gr4" draw:text-style-name="P5" draw:layer="layout" svg:width="0.017cm" svg:height="0.949cm" svg:x="10.492cm" svg:y="7.222cm" svg:viewBox="0 0 18 950" draw:points="0,950 18,950 18,0 0,0">
          <text:p/>
        </draw:polygon>
        <draw:polygon draw:style-name="gr4" draw:text-style-name="P5" draw:layer="layout" svg:width="0.017cm" svg:height="0.949cm" svg:x="18.448cm" svg:y="7.222cm" svg:viewBox="0 0 18 950" draw:points="0,950 18,950 18,0 0,0">
          <text:p/>
        </draw:polygon>
        <draw:frame draw:style-name="gr3" draw:text-style-name="P4" draw:layer="layout" svg:width="0.388cm" svg:height="0.39cm" svg:x="10.692cm" svg:y="7.77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766cm" svg:height="0.39cm" svg:x="2.74cm" svg:y="8.264cm">
          <draw:text-box>
            <text:p text:style-name="P1"><text:span text:style-name="T3">Maximum Marks </text:span></text:p>
          </draw:text-box>
        </draw:frame>
        <draw:frame draw:style-name="gr3" draw:text-style-name="P4" draw:layer="layout" svg:width="1.365cm" svg:height="0.39cm" svg:x="10.692cm" svg:y="8.264cm">
          <draw:text-box>
            <text:p text:style-name="P1"><text:span text:style-name="T3">4 Marks </text:span></text:p>
          </draw:text-box>
        </draw:frame>
        <draw:polygon draw:style-name="gr4" draw:text-style-name="P5" draw:layer="layout" svg:width="0.017cm" svg:height="0.016cm" svg:x="2.54cm" svg:y="8.171cm" svg:viewBox="0 0 18 17" draw:points="0,17 18,17 18,0 0,0">
          <text:p/>
        </draw:polygon>
        <draw:polygon draw:style-name="gr4" draw:text-style-name="P5" draw:layer="layout" svg:width="7.935cm" svg:height="0.016cm" svg:x="2.557cm" svg:y="8.171cm" svg:viewBox="0 0 7936 17" draw:points="0,17 7936,17 7936,0 0,0">
          <text:p/>
        </draw:polygon>
        <draw:polygon draw:style-name="gr4" draw:text-style-name="P5" draw:layer="layout" svg:width="0.017cm" svg:height="0.016cm" svg:x="10.492cm" svg:y="8.171cm" svg:viewBox="0 0 18 17" draw:points="0,17 18,17 18,0 0,0">
          <text:p/>
        </draw:polygon>
        <draw:polygon draw:style-name="gr4" draw:text-style-name="P5" draw:layer="layout" svg:width="7.939cm" svg:height="0.016cm" svg:x="10.509cm" svg:y="8.171cm" svg:viewBox="0 0 7940 17" draw:points="0,17 7940,17 7940,0 0,0">
          <text:p/>
        </draw:polygon>
        <draw:polygon draw:style-name="gr4" draw:text-style-name="P5" draw:layer="layout" svg:width="0.017cm" svg:height="0.016cm" svg:x="18.448cm" svg:y="8.171cm" svg:viewBox="0 0 18 17" draw:points="0,17 18,17 18,0 0,0">
          <text:p/>
        </draw:polygon>
        <draw:polygon draw:style-name="gr4" draw:text-style-name="P5" draw:layer="layout" svg:width="0.017cm" svg:height="0.953cm" svg:x="2.54cm" svg:y="8.187cm" svg:viewBox="0 0 18 954" draw:points="0,954 18,954 18,0 0,0">
          <text:p/>
        </draw:polygon>
        <draw:polygon draw:style-name="gr4" draw:text-style-name="P5" draw:layer="layout" svg:width="0.017cm" svg:height="0.017cm" svg:x="2.54cm" svg:y="9.14cm" svg:viewBox="0 0 18 18" draw:points="0,18 18,18 18,0 0,0">
          <text:p/>
        </draw:polygon>
        <draw:polygon draw:style-name="gr4" draw:text-style-name="P5" draw:layer="layout" svg:width="0.017cm" svg:height="0.017cm" svg:x="2.54cm" svg:y="9.14cm" svg:viewBox="0 0 18 18" draw:points="0,18 18,18 18,0 0,0">
          <text:p/>
        </draw:polygon>
        <draw:polygon draw:style-name="gr4" draw:text-style-name="P5" draw:layer="layout" svg:width="7.935cm" svg:height="0.017cm" svg:x="2.557cm" svg:y="9.14cm" svg:viewBox="0 0 7936 18" draw:points="0,18 7936,18 7936,0 0,0">
          <text:p/>
        </draw:polygon>
        <draw:polygon draw:style-name="gr4" draw:text-style-name="P5" draw:layer="layout" svg:width="0.017cm" svg:height="0.953cm" svg:x="10.492cm" svg:y="8.187cm" svg:viewBox="0 0 18 954" draw:points="0,954 18,954 18,0 0,0">
          <text:p/>
        </draw:polygon>
        <draw:polygon draw:style-name="gr4" draw:text-style-name="P5" draw:layer="layout" svg:width="0.017cm" svg:height="0.017cm" svg:x="10.492cm" svg:y="9.14cm" svg:viewBox="0 0 18 18" draw:points="0,18 18,18 18,0 0,0">
          <text:p/>
        </draw:polygon>
        <draw:polygon draw:style-name="gr4" draw:text-style-name="P5" draw:layer="layout" svg:width="7.939cm" svg:height="0.017cm" svg:x="10.509cm" svg:y="9.14cm" svg:viewBox="0 0 7940 18" draw:points="0,18 7940,18 7940,0 0,0">
          <text:p/>
        </draw:polygon>
        <draw:polygon draw:style-name="gr4" draw:text-style-name="P5" draw:layer="layout" svg:width="0.017cm" svg:height="0.953cm" svg:x="18.448cm" svg:y="8.187cm" svg:viewBox="0 0 18 954" draw:points="0,954 18,954 18,0 0,0">
          <text:p/>
        </draw:polygon>
        <draw:polygon draw:style-name="gr4" draw:text-style-name="P5" draw:layer="layout" svg:width="0.017cm" svg:height="0.017cm" svg:x="18.448cm" svg:y="9.14cm" svg:viewBox="0 0 18 18" draw:points="0,18 18,18 18,0 0,0">
          <text:p/>
        </draw:polygon>
        <draw:polygon draw:style-name="gr4" draw:text-style-name="P5" draw:layer="layout" svg:width="0.017cm" svg:height="0.017cm" svg:x="18.448cm" svg:y="9.14cm" svg:viewBox="0 0 18 18" draw:points="0,18 18,18 18,0 0,0">
          <text:p/>
        </draw:polygon>
        <draw:frame draw:style-name="gr3" draw:text-style-name="P4" draw:layer="layout" svg:width="0.388cm" svg:height="0.39cm" svg:x="10.692cm" svg:y="8.734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422cm" svg:height="0.425cm" svg:x="2.541cm" svg:y="9.239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5.899cm" svg:height="0.425cm" svg:x="2.541cm" svg:y="10.077cm">
          <draw:text-box>
            <text:p text:style-name="P1"><text:span text:style-name="T5">Problem – Solution Fit Template: </text:span></text:p>
          </draw:text-box>
        </draw:frame>
        <draw:frame draw:style-name="gr3" draw:text-style-name="P4" draw:layer="layout" svg:width="15.504cm" svg:height="0.39cm" svg:x="2.541cm" svg:y="10.907cm">
          <draw:text-box>
            <text:p text:style-name="P1"><text:span text:style-name="T3">The Problem–Solution Fit means identifying the real pain points of garage owners and customers, </text:span></text:p>
          </draw:text-box>
        </draw:frame>
        <draw:frame draw:style-name="gr3" draw:text-style-name="P4" draw:layer="layout" svg:width="15.208cm" svg:height="0.39cm" svg:x="2.541cm" svg:y="11.703cm">
          <draw:text-box>
            <text:p text:style-name="P1"><text:span text:style-name="T3">and ensuring that the proposed Garage Management System (GMS) effectively addresses those </text:span></text:p>
          </draw:text-box>
        </draw:frame>
        <draw:frame draw:style-name="gr3" draw:text-style-name="P4" draw:layer="layout" svg:width="15.238cm" svg:height="0.39cm" svg:x="2.541cm" svg:y="12.494cm">
          <draw:text-box>
            <text:p text:style-name="P1"><text:span text:style-name="T3">problems. It helps developers and entrepreneurs design practical solutions that improve service </text:span></text:p>
          </draw:text-box>
        </draw:frame>
        <draw:frame draw:style-name="gr3" draw:text-style-name="P4" draw:layer="layout" svg:width="9.222cm" svg:height="0.39cm" svg:x="2.541cm" svg:y="13.29cm">
          <draw:text-box>
            <text:p text:style-name="P1"><text:span text:style-name="T3">efficiency, customer experience, and business operations. </text:span></text:p>
          </draw:text-box>
        </draw:frame>
        <draw:frame draw:style-name="gr3" draw:text-style-name="P4" draw:layer="layout" svg:width="1.518cm" svg:height="0.39cm" svg:x="2.541cm" svg:y="14.082cm">
          <draw:text-box>
            <text:p text:style-name="P1"><text:span text:style-name="T6">Purpose: </text:span></text:p>
          </draw:text-box>
        </draw:frame>
        <draw:frame draw:style-name="gr3" draw:text-style-name="P4" draw:layer="layout" svg:width="13.998cm" svg:height="0.39cm" svg:x="2.541cm" svg:y="14.873cm">
          <draw:text-box>
            <text:p text:style-name="P1"><text:span text:style-name="T3">• </text:span><text:span text:style-name="T3">Solve complex problems in garage operations such as manual record-keeping, delayed </text:span></text:p>
          </draw:text-box>
        </draw:frame>
        <draw:frame draw:style-name="gr3" draw:text-style-name="P4" draw:layer="layout" svg:width="8.075cm" svg:height="0.39cm" svg:x="2.541cm" svg:y="15.67cm">
          <draw:text-box>
            <text:p text:style-name="P1"><text:span text:style-name="T3">communication, and disorganized service tracking. </text:span></text:p>
          </draw:text-box>
        </draw:frame>
        <draw:frame draw:style-name="gr3" draw:text-style-name="P4" draw:layer="layout" svg:width="15.45cm" svg:height="0.39cm" svg:x="2.541cm" svg:y="16.462cm">
          <draw:text-box>
            <text:p text:style-name="P1"><text:span text:style-name="T3">• </text:span><text:span text:style-name="T3">Increase efficiency by automating repetitive tasks like customer registration, billing, and vehicle </text:span></text:p>
          </draw:text-box>
        </draw:frame>
        <draw:frame draw:style-name="gr3" draw:text-style-name="P4" draw:layer="layout" svg:width="1.2cm" svg:height="0.39cm" svg:x="2.541cm" svg:y="16.974cm">
          <draw:text-box>
            <text:p text:style-name="P1"><text:span text:style-name="T3">service </text:span></text:p>
          </draw:text-box>
        </draw:frame>
        <draw:frame draw:style-name="gr3" draw:text-style-name="P4" draw:layer="layout" svg:width="1.92cm" svg:height="0.39cm" svg:x="2.541cm" svg:y="17.766cm">
          <draw:text-box>
            <text:p text:style-name="P1"><text:span text:style-name="T6">scheduling. </text:span></text:p>
          </draw:text-box>
        </draw:frame>
        <draw:frame draw:style-name="gr3" draw:text-style-name="P4" draw:layer="layout" svg:width="13.888cm" svg:height="0.39cm" svg:x="2.541cm" svg:y="18.561cm">
          <draw:text-box>
            <text:p text:style-name="P1"><text:span text:style-name="T3">• </text:span><text:span text:style-name="T3">Improve customer satisfaction by providing real-time updates and transparent billing. </text:span></text:p>
          </draw:text-box>
        </draw:frame>
        <draw:frame draw:style-name="gr3" draw:text-style-name="P4" draw:layer="layout" svg:width="14.662cm" svg:height="0.39cm" svg:x="2.541cm" svg:y="19.353cm">
          <draw:text-box>
            <text:p text:style-name="P1"><text:span text:style-name="T3">• </text:span><text:span text:style-name="T3">Strengthen business performance by maintaining accurate data, reports, and performance </text:span></text:p>
          </draw:text-box>
        </draw:frame>
        <draw:frame draw:style-name="gr3" draw:text-style-name="P4" draw:layer="layout" svg:width="1.564cm" svg:height="0.39cm" svg:x="2.541cm" svg:y="20.149cm">
          <draw:text-box>
            <text:p text:style-name="P1"><text:span text:style-name="T3">analytics. </text:span></text:p>
          </draw:text-box>
        </draw:frame>
        <draw:frame draw:style-name="gr3" draw:text-style-name="P4" draw:layer="layout" svg:width="14.938cm" svg:height="0.39cm" svg:x="2.541cm" svg:y="20.941cm">
          <draw:text-box>
            <text:p text:style-name="P1"><text:span text:style-name="T3">• </text:span><text:span text:style-name="T3">Help garage owners make informed decisions using data-driven insights and service tracking </text:span></text:p>
          </draw:text-box>
        </draw:frame>
        <draw:frame draw:style-name="gr3" draw:text-style-name="P4" draw:layer="layout" svg:width="1.547cm" svg:height="0.39cm" svg:x="2.541cm" svg:y="21.737cm">
          <draw:text-box>
            <text:p text:style-name="P1"><text:span text:style-name="T3">modules. </text:span></text:p>
          </draw:text-box>
        </draw:frame>
        <draw:frame draw:style-name="gr3" draw:text-style-name="P4" draw:layer="layout" svg:width="1.729cm" svg:height="0.39cm" svg:x="2.541cm" svg:y="22.529cm">
          <draw:text-box>
            <text:p text:style-name="P1"><text:span text:style-name="T6">Template: </text:span></text:p>
          </draw:text-box>
        </draw:frame>
        <draw:frame draw:style-name="gr3" draw:text-style-name="P4" draw:layer="layout" svg:width="14.742cm" svg:height="0.39cm" svg:x="2.541cm" svg:y="23.321cm">
          <draw:text-box>
            <text:p text:style-name="P1"><text:span text:style-name="T3">The project “Garage Management System” addresses major challenges in traditional garages </text:span></text:p>
          </draw:text-box>
        </draw:frame>
        <draw:frame draw:style-name="gr3" draw:text-style-name="P4" draw:layer="layout" svg:width="15.564cm" svg:height="0.39cm" svg:x="2.541cm" svg:y="24.117cm">
          <draw:text-box>
            <text:p text:style-name="P1"><text:span text:style-name="T3">where manual work leadsto inefficiency, data loss, and customer dissatisfaction. By developing an </text:span></text:p>
          </draw:text-box>
        </draw:frame>
        <draw:frame draw:style-name="gr3" draw:text-style-name="P4" draw:layer="layout" svg:width="15.445cm" svg:height="0.39cm" svg:x="2.541cm" svg:y="24.908cm">
          <draw:text-box>
            <text:p text:style-name="P1"><text:span text:style-name="T3">automated and centralized platform, garages can handle operations digitally—covering customer </text:span></text:p>
          </draw:text-box>
        </draw:frame>
        <draw:frame draw:style-name="gr3" draw:text-style-name="P4" draw:layer="layout" svg:width="12.537cm" svg:height="0.39cm" svg:x="2.541cm" svg:y="25.704cm">
          <draw:text-box>
            <text:p text:style-name="P1"><text:span text:style-name="T3">details, vehicle information, service history, mechanic assignments, and billing. </text:span></text:p>
          </draw:text-box>
        </draw:frame>
        <draw:frame draw:style-name="gr3" draw:text-style-name="P4" draw:layer="layout" svg:width="5.924cm" svg:height="0.39cm" svg:x="2.541cm" svg:y="26.496cm">
          <draw:text-box>
            <text:p text:style-name="P1"><text:span text:style-name="T3">The solution introduces modules for: </text:span></text:p>
          </draw:text-box>
        </draw:frame>
      </draw:page>
      <draw:page draw:name="page2" draw:style-name="dp1" draw:master-page-name="master-page38">
        <draw:frame draw:style-name="gr3" draw:text-style-name="P4" draw:layer="layout" svg:width="5.654cm" svg:height="0.39cm" svg:x="2.541cm" svg:y="2.612cm">
          <draw:text-box>
            <text:p text:style-name="P1"><text:span text:style-name="T3">- Customer &amp; Vehicle Management </text:span></text:p>
          </draw:text-box>
        </draw:frame>
        <draw:frame draw:style-name="gr3" draw:text-style-name="P4" draw:layer="layout" svg:width="5.645cm" svg:height="0.39cm" svg:x="2.541cm" svg:y="3.404cm">
          <draw:text-box>
            <text:p text:style-name="P1"><text:span text:style-name="T3">- Service Booking &amp; Status Tracking </text:span></text:p>
          </draw:text-box>
        </draw:frame>
        <draw:frame draw:style-name="gr3" draw:text-style-name="P4" draw:layer="layout" svg:width="6.28cm" svg:height="0.39cm" svg:x="2.541cm" svg:y="4.2cm">
          <draw:text-box>
            <text:p text:style-name="P1"><text:span text:style-name="T3">- Inventory &amp; Spare Parts Management </text:span></text:p>
          </draw:text-box>
        </draw:frame>
        <draw:frame draw:style-name="gr3" draw:text-style-name="P4" draw:layer="layout" svg:width="4.807cm" svg:height="0.39cm" svg:x="2.541cm" svg:y="4.992cm">
          <draw:text-box>
            <text:p text:style-name="P1"><text:span text:style-name="T3">- Billing &amp; Invoice Automation </text:span></text:p>
          </draw:text-box>
        </draw:frame>
        <draw:frame draw:style-name="gr3" draw:text-style-name="P4" draw:layer="layout" svg:width="5.205cm" svg:height="0.39cm" svg:x="2.541cm" svg:y="5.788cm">
          <draw:text-box>
            <text:p text:style-name="P1"><text:span text:style-name="T3">- Feedback &amp; Report Generation </text:span></text:p>
          </draw:text-box>
        </draw:frame>
        <draw:frame draw:style-name="gr3" draw:text-style-name="P4" draw:layer="layout" svg:width="15.153cm" svg:height="0.39cm" svg:x="2.541cm" svg:y="6.579cm">
          <draw:text-box>
            <text:p text:style-name="P1"><text:span text:style-name="T3">This approach enhances accuracy, accountability, and productivity. Garage owners can monitor </text:span></text:p>
          </draw:text-box>
        </draw:frame>
        <draw:frame draw:style-name="gr3" draw:text-style-name="P4" draw:layer="layout" svg:width="14.582cm" svg:height="0.39cm" svg:x="2.541cm" svg:y="7.375cm">
          <draw:text-box>
            <text:p text:style-name="P1"><text:span text:style-name="T3">ongoing services, track parts usage, and generate instant invoices—all from one dashboard. </text:span></text:p>
          </draw:text-box>
        </draw:frame>
        <draw:frame draw:style-name="gr3" draw:text-style-name="P4" draw:layer="layout" svg:width="13.295cm" svg:height="0.39cm" svg:x="2.541cm" svg:y="8.167cm">
          <draw:text-box>
            <text:p text:style-name="P1"><text:span text:style-name="T3">Customers benefit from better communication, faster service, and reliable updates. </text:span></text:p>
          </draw:text-box>
        </draw:frame>
        <draw:frame draw:style-name="gr3" draw:text-style-name="P4" draw:layer="layout" svg:width="14.256cm" svg:height="0.39cm" svg:x="2.541cm" svg:y="8.958cm">
          <draw:text-box>
            <text:p text:style-name="P1"><text:span text:style-name="T3">The successful implementation of the Garage Management System will modernize garage </text:span></text:p>
          </draw:text-box>
        </draw:frame>
        <draw:frame draw:style-name="gr3" draw:text-style-name="P4" draw:layer="layout" svg:width="15.377cm" svg:height="0.39cm" svg:x="2.541cm" svg:y="9.755cm">
          <draw:text-box>
            <text:p text:style-name="P1"><text:span text:style-name="T3">workflows, promote data integrity, and build trust through efficient and transparent operations. <text:s/></text:span></text:p>
          </draw:text-box>
        </draw:frame>
        <draw:frame draw:style-name="gr3" draw:text-style-name="P4" draw:layer="layout" svg:width="0.388cm" svg:height="0.39cm" svg:x="2.541cm" svg:y="10.547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2.072cm" svg:height="0.39cm" svg:x="2.541cm" svg:y="11.343cm">
          <draw:text-box>
            <text:p text:style-name="P1"><text:span text:style-name="T6">References: <text:s/></text:span></text:p>
          </draw:text-box>
        </draw:frame>
        <draw:frame draw:style-name="gr3" draw:text-style-name="P4" draw:layer="layout" svg:width="0.388cm" svg:height="0.39cm" svg:x="2.541cm" svg:y="12.134cm">
          <draw:text-box>
            <text:p text:style-name="P1"><text:span text:style-name="T3">1. </text:span></text:p>
          </draw:text-box>
        </draw:frame>
        <draw:frame draw:style-name="gr3" draw:text-style-name="P4" draw:layer="layout" svg:width="10.336cm" svg:height="0.39cm" svg:x="3.811cm" svg:y="12.134cm">
          <draw:text-box>
            <text:p text:style-name="P1"><text:span text:style-name="T3">https://www.ideahackers.network/problem-solution-fit-canvas/ <text:s/></text:span></text:p>
          </draw:text-box>
        </draw:frame>
        <draw:frame draw:style-name="gr3" draw:text-style-name="P4" draw:layer="layout" svg:width="0.388cm" svg:height="0.39cm" svg:x="2.541cm" svg:y="12.926cm">
          <draw:text-box>
            <text:p text:style-name="P1"><text:span text:style-name="T3">2. </text:span></text:p>
          </draw:text-box>
        </draw:frame>
        <draw:frame draw:style-name="gr3" draw:text-style-name="P4" draw:layer="layout" svg:width="12.334cm" svg:height="0.39cm" svg:x="3.811cm" svg:y="12.926cm">
          <draw:text-box>
            <text:p text:style-name="P1"><text:span text:style-name="T3">https://medium.com/@epicantus/problem-solution-fit-canvas-aa3dd59cb4fe </text:span></text:p>
          </draw:text-box>
        </draw:frame>
        <draw:frame draw:style-name="gr3" draw:text-style-name="P4" draw:layer="layout" svg:width="0.388cm" svg:height="0.39cm" svg:x="2.541cm" svg:y="13.722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3cm" fo:margin-left="2.5cm" fo:margin-right="3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1-07T15:13:07.267000000</dc:date>
    <meta:editing-duration>PT59S</meta:editing-duration>
    <meta:editing-cycles>1</meta:editing-cycles>
    <meta:document-statistic meta:object-count="97"/>
    <meta:generator>LibreOffice/7.6.2.1$Windows_X86_64 LibreOffice_project/56f7684011345957bbf33a7ee678afaf4d2ba333</meta:generator>
  </office:meta>
</office:document-meta>
</file>